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1.046cm" svg:height="8.638cm" svg:x="7.946cm" svg:y="2.305cm">
            <draw:object draw:notify-on-update-of-ranges="Arkusz1.A3:Arkusz1.A18 Arkusz1.B3:Arkusz1.B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.046cm" svg:height="8.638cm" svg:x="7.158cm" svg:y="15.353cm">
            <draw:object draw:notify-on-update-of-ranges="Arkusz1.A31:Arkusz1.A49 Arkusz1.B31:Arkusz1.B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thinking</text:p>
          </table:table-cell>
          <table:table-cell table:number-columns-repeated="2" office:value-type="string" calcext:value-type="string">
            <text:p>rnd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367989487" calcext:value-type="float">
            <text:p>11,336798948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8617182655" calcext:value-type="float">
            <text:p>18,86171826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0250127894" calcext:value-type="float">
            <text:p>17,025012789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7112921721" calcext:value-type="float">
            <text:p>17,711292172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1355211014" calcext:value-type="float">
            <text:p>18,135521101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7452672107" calcext:value-type="float">
            <text:p>12,745267210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0272204613" calcext:value-type="float">
            <text:p>20,027220461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2960562226" calcext:value-type="float">
            <text:p>19,296056222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.4675908708" calcext:value-type="float">
            <text:p>21,467590870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.7741015318" calcext:value-type="float">
            <text:p>24,7741015318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.7418678952" calcext:value-type="float">
            <text:p>26,7418678952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.6481924076" calcext:value-type="float">
            <text:p>24,6481924076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3.9057019546" calcext:value-type="float">
            <text:p>23,9057019546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3783007762" calcext:value-type="float">
            <text:p>19,3783007762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.1112756806" calcext:value-type="float">
            <text:p>17,1112756806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6.7617779166" calcext:value-type="float">
            <text:p>16,7617779166</text:p>
          </table:table-cell>
          <table:table-cell table:number-columns-repeated="5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4" office:value-type="string" calcext:value-type="string">
            <text:p>best_avg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1061065737" calcext:value-type="float">
            <text:p>0,111061065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0473989999" calcext:value-type="float">
            <text:p>0,1304739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40757698766" calcext:value-type="float">
            <text:p>0,094075769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97512437811" calcext:value-type="float">
            <text:p>0,0497512438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69885588588" calcext:value-type="float">
            <text:p>2,6988558859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06504065041" calcext:value-type="float">
            <text:p>0,0406504065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0961966494" calcext:value-type="float">
            <text:p>17,0961966494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.0723670898" calcext:value-type="float">
            <text:p>18,0723670898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.5054759375" calcext:value-type="float">
            <text:p>19,5054759375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.7182712706" calcext:value-type="float">
            <text:p>18,7182712706</text:p>
          </table:table-cell>
          <table:table-cell table:number-columns-repeated="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.1555697985" calcext:value-type="float">
            <text:p>22,1555697985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5.2248165993" calcext:value-type="float">
            <text:p>45,2248165993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4.2268041237" calcext:value-type="float">
            <text:p>44,2268041237</text:p>
          </table:table-cell>
          <table:table-cell table:number-columns-repeated="5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0.8333333333" calcext:value-type="float">
            <text:p>30,8333333333</text:p>
          </table:table-cell>
          <table:table-cell table:number-columns-repeated="5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1.1111111111" calcext:value-type="float">
            <text:p>31,11111111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 style:data-style-name="N2" text:time-value="11:42:14.82292613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4:02:39.204850530</meta:creation-date>
    <dc:date>2015-06-01T11:56:59.658148735</dc:date>
    <meta:editing-duration>PT5M1S</meta:editing-duration>
    <meta:editing-cycles>4</meta:editing-cycles>
    <meta:generator>LibreOffice/4.2.8.2$Linux_X86_64 LibreOffice_project/420m0$Build-2</meta:generator>
    <meta:document-statistic meta:table-count="1" meta:cell-count="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47cm" svg:height="8.639cm" xlink:href=".." xlink:type="simple" chart:class="chart:bar" chart:style-name="ch1">
        <chart:plot-area chart:style-name="ch2" table:cell-range-address="Arkusz1.A3:Arkusz1.B18" chart:data-source-has-labels="column" svg:x="0.42cm" svg:y="0.172cm" svg:width="20.207cm" svg:height="8.295cm">
          <chartooo:coordinate-region svg:x="1.041cm" svg:y="0.371cm" svg:width="19.586cm" svg:height="7.449cm"/>
          <chart:axis chart:dimension="x" chart:name="primary-x" chart:style-name="ch3" chartooo:axis-type="auto">
            <chartooo:date-scale/>
            <chart:categories table:cell-range-address="Arkusz1.A3:Arkusz1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3:Arkusz1.B18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18</svg:desc>
                </draw:g>
              </table:table-cell>
              <table:table-cell office:value-type="float" office:value="11.3367989487">
                <text:p>11.3367989487</text:p>
                <draw:g>
                  <svg:desc>Arkusz1.B3:Arkusz1.B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8.8617182655">
                <text:p>18.86171826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.0250127894">
                <text:p>17.02501278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.7112921721">
                <text:p>17.71129217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1355211014">
                <text:p>18.13552110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7452672107">
                <text:p>12.74526721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.0272204613">
                <text:p>20.02722046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.2960562226">
                <text:p>19.29605622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4675908708">
                <text:p>21.46759087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.7741015318">
                <text:p>24.7741015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.7418678952">
                <text:p>26.74186789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.6481924076">
                <text:p>24.648192407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3.9057019546">
                <text:p>23.90570195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.3783007762">
                <text:p>19.378300776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7.1112756806">
                <text:p>17.111275680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6.7617779166">
                <text:p>16.7617779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47cm" svg:height="8.639cm" xlink:href=".." xlink:type="simple" chart:class="chart:bar" chart:style-name="ch1">
        <chart:plot-area chart:style-name="ch2" table:cell-range-address="Arkusz1.A31:Arkusz1.B49" chart:data-source-has-labels="column" svg:x="0.42cm" svg:y="0.172cm" svg:width="20.207cm" svg:height="8.295cm">
          <chartooo:coordinate-region svg:x="1.041cm" svg:y="0.371cm" svg:width="19.535cm" svg:height="7.051cm"/>
          <chart:axis chart:dimension="x" chart:name="primary-x" chart:style-name="ch3" chartooo:axis-type="auto">
            <chartooo:date-scale/>
            <chart:categories table:cell-range-address="Arkusz1.A31:Arkusz1.A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31:Arkusz1.B49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1:Arkusz1.A49</svg:desc>
                </draw:g>
              </table:table-cell>
              <table:table-cell office:value-type="float" office:value="0">
                <text:p>0</text:p>
                <draw:g>
                  <svg:desc>Arkusz1.B31:Arkusz1.B4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1061065737">
                <text:p>0.1110610657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0473989999">
                <text:p>0.13047398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940757698766">
                <text:p>0.09407576987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97512437811">
                <text:p>0.04975124378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69885588588">
                <text:p>2.698855885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06504065041">
                <text:p>0.04065040650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0961966494">
                <text:p>17.09619664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.0723670898">
                <text:p>18.072367089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.5054759375">
                <text:p>19.50547593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.7182712706">
                <text:p>18.718271270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2.1555697985">
                <text:p>22.155569798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5.2248165993">
                <text:p>45.224816599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4.2268041237">
                <text:p>44.226804123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0.8333333333">
                <text:p>30.833333333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1.1111111111">
                <text:p>31.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